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7">
      <style:table-cell-properties fo:border-top="2pt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8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36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24.75pt" style:use-optimal-row-height="true" fo:break-before="auto"/>
    </style:style>
    <style:style style:name="ro5" style:family="table-row">
      <style:table-row-properties style:row-height="17.6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1" table:visibility="collapse"/>
        <table:table-column table:style-name="co2" table:default-cell-style-name="ce18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900" table:style-name="ce10">
            <text:p>900</text:p>
          </table:table-cell>
          <table:table-cell table:style-name="ce1"/>
          <table:table-cell office:value-type="float" office:value="900" table:formula="of:=[.E2]" table:style-name="ce1">
            <text:p>9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8 Колбаса Докторская Особая ТМ Особый рецепт,<text:s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table:style-name="ce10"/>
          <table:table-cell table:style-name="ce1"/>
          <table:table-cell office:value-type="float" office:value="0" table:formula="of:=[.E4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60" table:style-name="ce10">
            <text:p>760</text:p>
          </table:table-cell>
          <table:table-cell table:style-name="ce1"/>
          <table:table-cell office:value-type="float" office:value="760" table:formula="of:=[.E5]" table:style-name="ce1">
            <text:p>7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043 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7]" table:style-name="ce1">
            <text:p>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9]" table:style-name="ce1">
            <text:p>1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style-name="ce10"/>
          <table:table-cell table:style-name="ce1"/>
          <table:table-cell office:value-type="float" office:value="0" table:formula="of:=[.E1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023 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2]" table:style-name="ce1">
            <text:p>3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025 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60" table:style-name="ce10">
            <text:p>160</text:p>
          </table:table-cell>
          <table:table-cell table:style-name="ce1"/>
          <table:table-cell office:value-type="float" office:value="160" table:formula="of:=[.E14]" table:style-name="ce1">
            <text:p>1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20 Ветчина Столичная Вязанка, вектор<text:s/><text:span text:style-name="T3">0.5кг</text:span>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059 Колбаса Докторская по-стародворски<text:s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table:style-name="ce10"/>
          <table:table-cell office:value-type="string" table:style-name="ce1">
            <text:p>Традиционная</text:p>
          </table:table-cell>
          <table:table-cell office:value-type="float" office:value="0" table:formula="of:=[.E2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22]" table:style-name="ce1">
            <text:p>9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90" table:style-name="ce10">
            <text:p>190</text:p>
          </table:table-cell>
          <table:table-cell table:style-name="ce1"/>
          <table:table-cell office:value-type="float" office:value="190" table:formula="of:=[.E23]" table:style-name="ce1">
            <text:p>19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25]" table:style-name="ce1">
            <text:p>8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20" table:style-name="ce10">
            <text:p>20</text:p>
          </table:table-cell>
          <table:table-cell table:style-name="ce1"/>
          <table:table-cell office:value-type="float" office:value="20" table:formula="of:=[.E26]" table:style-name="ce1">
            <text:p>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27]" table:style-name="ce1">
            <text:p>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32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6]" table:style-name="ce1">
            <text:p>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table:style-name="ce10"/>
          <table:table-cell table:style-name="ce1"/>
          <table:table-cell office:value-type="float" office:value="0" table:formula="of:=[.E3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table:style-name="ce10"/>
          <table:table-cell table:style-name="ce1"/>
          <table:table-cell office:value-type="float" office:value="0" table:formula="of:=[.E3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50" table:style-name="ce10">
            <text:p>150</text:p>
          </table:table-cell>
          <table:table-cell table:style-name="ce1"/>
          <table:table-cell office:value-type="float" office:value="150" table:formula="of:=[.E41]" table:style-name="ce1">
            <text:p>1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43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600" table:style-name="ce10">
            <text:p>1600</text:p>
          </table:table-cell>
          <table:table-cell table:style-name="ce1"/>
          <table:table-cell office:value-type="float" office:value="1600" table:formula="of:=[.E44]" table:style-name="ce1">
            <text:p>16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style-name="ce10"/>
          <table:table-cell table:style-name="ce1"/>
          <table:table-cell office:value-type="float" office:value="0" table:formula="of:=[.E4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8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7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7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8"/>
          <table:table-cell table:number-columns-repeated="16379" table:style-name="ce1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9"/>
          <table:table-cell office:value-type="float" office:value="0" table:formula="of:=[.C54]-[.B54]" table:style-name="ce9">
            <text:p>0</text:p>
          </table:table-cell>
          <table:table-cell table:style-name="ce18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9"/>
          <table:table-cell office:value-type="float" office:value="4330" table:formula="of:=SUM([.E2:.E54])" table:style-name="ce18">
            <text:p>4330</text:p>
          </table:table-cell>
          <table:table-cell table:style-name="ce1"/>
          <table:table-cell office:value-type="float" office:value="4306" table:formula="of:=SUM([.G2:.G54])" table:style-name="ce18">
            <text:p>4306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0"/>
          <table:table-cell table:style-name="ce18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9"/>
          <table:table-cell table:style-name="ce18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5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number-style style:name="N37">
      <number:number number:decimal-places="2" number:min-integer-digits="1" number:grouping="true"/>
      <number:text> ₽</number:text>
    </number:number-style>
    <number:number-style style:name="N38" number:language="ru" number:country="RU">
      <number:number number:decimal-places="2" number:min-integer-digits="1"/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0-08T08:04:22Z</dc:date>
    <meta:print-date>2024-07-02T10:41:14Z</meta:print-date>
    <meta:editing-cycles>115</meta:editing-cycles>
    <meta:editing-duration>PT138797S</meta:editing-duration>
  </office:meta>
</office:document-meta>
</file>